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automatic-styles>
    <style:style style:name="P1" style:family="paragraph" style:parent-style-name="Header">
      <style:text-properties officeooo:rsid="001693cc" officeooo:paragraph-rsid="001693cc"/>
    </style:style>
    <style:style style:name="P2" style:family="paragraph" style:parent-style-name="Footer">
      <style:text-properties officeooo:rsid="001693cc" officeooo:paragraph-rsid="001693cc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1693cc" officeooo:paragraph-rsid="001693cc" style:font-size-asian="16pt" style:font-size-complex="16pt"/>
    </style:style>
    <style:style style:name="P4" style:family="paragraph" style:parent-style-name="Text_20_body">
      <style:paragraph-properties fo:text-align="start" style:justify-single-word="false" fo:break-before="page"/>
      <style:text-properties fo:font-size="16pt" officeooo:rsid="00184efa" officeooo:paragraph-rsid="00184efa" style:font-size-asian="16pt" style:font-size-complex="16pt"/>
    </style:style>
    <style:style style:name="P5" style:family="paragraph" style:parent-style-name="Title" style:master-page-name="First_20_Page">
      <style:paragraph-properties style:page-number="auto"/>
    </style:style>
    <style:style style:name="P6" style:family="paragraph" style:parent-style-name="Text_20_body" style:list-style-name="L1">
      <style:paragraph-properties fo:text-align="start" style:justify-single-word="false"/>
      <style:text-properties fo:font-size="16pt" officeooo:rsid="00184efa" officeooo:paragraph-rsid="00184efa" style:font-size-asian="16pt" style:font-size-complex="16pt"/>
    </style:style>
    <style:style style:name="P7" style:family="paragraph" style:parent-style-name="Text_20_body" style:list-style-name="L1">
      <style:paragraph-properties fo:text-align="start" style:justify-single-word="false"/>
      <style:text-properties fo:font-size="16pt" officeooo:rsid="00184efa" officeooo:paragraph-rsid="001f2313" style:font-size-asian="16pt" style:font-size-complex="16pt"/>
    </style:style>
    <style:style style:name="P8" style:family="paragraph" style:parent-style-name="Text_20_body" style:list-style-name="L1">
      <style:paragraph-properties fo:text-align="start" style:justify-single-word="false"/>
      <style:text-properties fo:font-size="16pt" officeooo:rsid="00184efa" officeooo:paragraph-rsid="001af0f4" style:font-size-asian="16pt" style:font-size-complex="16pt"/>
    </style:style>
    <style:style style:name="P9" style:family="paragraph" style:parent-style-name="Text_20_body">
      <style:paragraph-properties fo:text-align="start" style:justify-single-word="false"/>
      <style:text-properties fo:font-size="16pt" officeooo:rsid="00184efa" officeooo:paragraph-rsid="001af0f4" style:font-size-asian="16pt" style:font-size-complex="16pt"/>
    </style:style>
    <style:style style:name="T1" style:family="text">
      <style:text-properties officeooo:rsid="001db187"/>
    </style:style>
    <style:style style:name="T2" style:family="text">
      <style:text-properties officeooo:rsid="00195db8"/>
    </style:style>
    <style:style style:name="T3" style:family="text">
      <style:text-properties officeooo:rsid="001f2313"/>
    </style:style>
    <style:style style:name="T4" style:family="text">
      <style:text-properties officeooo:rsid="002086d5"/>
    </style:style>
    <style:style style:name="T5" style:family="text">
      <style:text-properties officeooo:rsid="00216ce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pte rendu de séance</text:p>
      <text:p text:style-name="P3">SAE C12</text:p>
      <text:p text:style-name="P3">IHM</text:p>
      <text:p text:style-name="P4">Personne présente et tâche accomplie (physiquement) <text:span text:style-name="T2">de </text:span><text:span text:style-name="T1">14h30</text:span><text:span text:style-name="T2"> à 1</text:span><text:span text:style-name="T1">6</text:span><text:span text:style-name="T2">h00</text:span> :</text:p>
      <text:list text:style-name="L1">
        <text:list-item>
          <text:p text:style-name="P6">DAVID Gabriel : <text:span text:style-name="T4">continu</text:span> l<text:span text:style-name="T2">a</text:span> classes Plan qui permet de créer le plan des magasin <text:span text:style-name="T4">et la classe Point qui permet de faire des plans de points</text:span></text:p>
        </text:list-item>
        <text:list-item>
          <text:p text:style-name="P7">GUILMIN Leny : <text:span text:style-name="T3">continue </text:span>la vue de l’application 1 (application vendeur) <text:span text:style-name="T5">(retardé à cause d’un problème machine)</text:span></text:p>
        </text:list-item>
        <text:list-item>
          <text:p text:style-name="P8">FONTAINE Aurélien : <text:span text:style-name="T1">continue la vue de l’application 2</text:span> (application client)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left="0cm" fo:margin-top="9.999cm" fo:margin-bottom="0.21cm" style:contextual-spacing="false" fo:text-align="center" style:justify-single-word="false"/>
      <style:text-properties style:font-name="Trebuchet MS" fo:font-family="'Trebuchet MS'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693cc" officeooo:paragraph-rsid="001693cc"/>
    </style:style>
    <style:style style:name="MP2" style:family="paragraph" style:parent-style-name="Footer">
      <style:text-properties officeooo:rsid="001693cc" officeooo:paragraph-rsid="001693cc"/>
    </style:style>
    <style:style style:name="MT1" style:family="text">
      <style:text-properties officeooo:rsid="001db18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E C12<text:tab/>dévelopement d’une interface<text:tab/><text:span text:style-name="MT1">13</text:span>/05/2024</text:p>
      </style:header>
      <style:footer>
        <text:p text:style-name="MP2">Inter Hyper Market<text:tab/><text:tab/>page 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3:08:52.983000000</meta:creation-date>
    <dc:date>2024-05-13T15:35:45.992000000</dc:date>
    <meta:editing-duration>PT54M45S</meta:editing-duration>
    <meta:editing-cycles>9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9" meta:word-count="87" meta:character-count="504" meta:non-whitespace-character-count="428"/>
  </office:meta>
</office:document-meta>
</file>